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6.969cm" fo:margin-left="0.016cm" fo:margin-right="0.009cm" fo:margin-top="0cm" fo:margin-bottom="0cm" table:align="margins" style:writing-mode="lr-tb"/>
    </style:style>
    <style:style style:name="Table1.A" style:family="table-column">
      <style:table-column-properties style:column-width="8.583cm" style:rel-column-width="33148*"/>
    </style:style>
    <style:style style:name="Table1.B" style:family="table-column">
      <style:table-column-properties style:column-width="8.386cm" style:rel-column-width="32387*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style style:name="P3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margin-top="0cm" fo:margin-bottom="0cm" fo:line-height="115%"/>
    </style:style>
    <style:style style:name="P5" style:family="paragraph" style:parent-style-name="Standard">
      <style:paragraph-properties fo:margin-top="0cm" fo:margin-bottom="0cm" fo:line-height="200%"/>
    </style:style>
    <style:style style:name="P6" style:family="paragraph" style:parent-style-name="Preformatted_20_Text">
      <style:paragraph-properties fo:margin-top="0cm" fo:margin-bottom="0cm" fo:line-height="100%"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7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P8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  <style:text-properties style:font-name="Times New Roman" fo:font-size="16pt" style:font-size-asian="16pt" style:font-name-complex="Times New Roman1" style:font-size-complex="33pt"/>
    </style:style>
    <style:style style:name="P9" style:family="paragraph" style:parent-style-name="Standard">
      <style:paragraph-properties fo:line-height="100%" fo:text-align="center" style:justify-single-word="false">
        <style:tab-stops>
          <style:tab-stop style:position="5.345cm"/>
        </style:tab-stops>
      </style:paragraph-properties>
    </style:style>
    <style:style style:name="P10" style:family="paragraph" style:parent-style-name="Large_20_titles">
      <style:text-properties fo:language="uk" fo:country="UA"/>
    </style:style>
    <style:style style:name="P11" style:family="paragraph" style:parent-style-name="Large_20_titles">
      <style:paragraph-properties fo:text-align="center" style:justify-single-word="false"/>
      <style:text-properties fo:language="uk" fo:country="UA"/>
    </style:style>
    <style:style style:name="P12" style:family="paragraph" style:parent-style-name="Large_20_titles">
      <style:paragraph-properties fo:text-align="center" style:justify-single-word="false"/>
      <style:text-properties fo:language="en" fo:country="US"/>
    </style:style>
    <style:style style:name="P13" style:family="paragraph" style:parent-style-name="Simple_20_text">
      <style:paragraph-properties fo:margin-left="0cm" fo:margin-right="0cm" fo:margin-top="0cm" fo:margin-bottom="0.282cm" fo:line-height="115%" fo:text-align="justify" style:justify-single-word="false" fo:orphans="2" fo:widows="2" fo:text-indent="1.251cm" style:auto-text-indent="false" style:writing-mode="lr-tb">
        <style:tab-stops>
          <style:tab-stop style:position="5.345cm"/>
        </style:tab-stops>
      </style:paragraph-properties>
    </style:style>
    <style:style style:name="P14" style:family="paragraph" style:parent-style-name="Simple_20_text">
      <style:paragraph-properties fo:margin-left="0cm" fo:margin-right="0cm" fo:text-align="center" style:justify-single-word="false" fo:text-indent="0cm" style:auto-text-indent="false"/>
      <style:text-properties fo:language="en" fo:country="US" fo:font-weight="bold" style:font-weight-asian="bold" style:font-weight-complex="bold"/>
    </style:style>
    <style:style style:name="P15" style:family="paragraph" style:parent-style-name="Preformatted_20_Text">
      <style:paragraph-properties fo:margin-top="0cm" fo:margin-bottom="0.499cm"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16" style:family="paragraph" style:parent-style-name="Preformatted_20_Text">
      <style:paragraph-properties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17" style:family="paragraph" style:parent-style-name="Code">
      <style:paragraph-properties fo:background-color="transparent">
        <style:background-image/>
      </style:paragraph-properties>
      <style:text-properties fo:color="#000000" style:font-name="Consolas1" fo:font-size="9pt" fo:background-color="transparent" style:font-size-asian="9pt" style:font-size-complex="9pt"/>
    </style:style>
    <style:style style:name="P18" style:family="paragraph" style:parent-style-name="Simple_20_text">
      <style:text-properties fo:language="ru" fo:country="RU" fo:font-style="italic" style:font-style-asian="italic" style:font-style-complex="italic"/>
    </style:style>
    <style:style style:name="P19" style:family="paragraph" style:parent-style-name="Simple_20_text">
      <style:text-properties fo:font-size="12pt" fo:language="ru" fo:country="RU" style:font-size-asian="12pt" style:font-size-complex="12pt"/>
    </style:style>
    <style:style style:name="P20" style:family="paragraph" style:parent-style-name="Simple_20_text">
      <style:text-properties fo:font-size="12pt" fo:language="ru" fo:country="RU" fo:font-style="italic" style:font-size-asian="12pt" style:font-style-asian="italic" style:font-size-complex="12pt" style:font-style-complex="italic"/>
    </style:style>
    <style:style style:name="P21" style:family="paragraph" style:parent-style-name="Standard" style:master-page-name="First_20_Page">
      <style:paragraph-properties fo:line-height="100%" fo:text-align="center" style:justify-single-word="false" style:page-number="auto">
        <style:tab-stops>
          <style:tab-stop style:position="5.345cm"/>
        </style:tab-stops>
      </style:paragraph-properties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1" style:family="text">
      <style:text-properties style:font-name="Times New Roman" fo:font-size="33pt" fo:font-weight="bold" style:font-size-asian="33pt" style:font-weight-asian="bold" style:font-name-complex="Times New Roman1" style:font-size-complex="33pt"/>
    </style:style>
    <style:style style:name="T2" style:family="text">
      <style:text-properties style:font-name="Times New Roman" fo:font-size="33pt" fo:language="en" fo:country="US" fo:font-weight="bold" style:font-size-asian="33pt" style:font-weight-asian="bold" style:font-name-complex="Times New Roman1" style:font-size-complex="33pt"/>
    </style:style>
    <style:style style:name="T3" style:family="text">
      <style:text-properties style:font-name="Courier New" fo:font-size="14pt" fo:font-style="normal" style:font-size-asian="14pt" style:font-style-asian="normal" style:font-name-complex="Courier New3" style:font-size-complex="14pt"/>
    </style:style>
    <style:style style:name="T4" style:family="text">
      <style:text-properties style:font-name="Courier New" fo:font-size="14pt" fo:font-style="normal" fo:font-weight="bold" style:font-size-asian="14pt" style:font-style-asian="normal" style:font-weight-asian="bold" style:font-name-complex="Courier New3" style:font-size-complex="14pt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style="italic" style:font-style-asian="italic" style:font-style-complex="italic"/>
    </style:style>
    <style:style style:name="T7" style:family="text">
      <style:text-properties fo:font-size="12pt" fo:font-style="italic" style:font-size-asian="12pt" style:font-style-asian="italic" style:font-size-complex="12pt" style:font-style-complex="italic"/>
    </style:style>
    <style:style style:name="T8" style:family="text">
      <style:text-properties fo:font-size="12pt" fo:language="en" fo:country="GB" fo:font-style="italic" style:font-size-asian="12pt" style:font-style-asian="italic" style:font-size-complex="12pt" style:font-style-complex="italic"/>
    </style:style>
    <style:style style:name="T9" style:family="text">
      <style:text-properties fo:font-size="12pt" fo:language="ru" fo:country="RU" fo:font-style="italic" style:font-size-asian="12pt" style:font-style-asian="italic" style:font-size-complex="12pt" style:font-style-complex="italic"/>
    </style:style>
    <style:style style:name="T10" style:family="text">
      <style:text-properties fo:font-size="12pt" fo:language="ru" fo:country="RU" style:font-size-asian="12pt" style:font-size-complex="12pt"/>
    </style:style>
    <style:style style:name="T11" style:family="text">
      <style:text-properties fo:font-size="12pt" fo:language="uk" fo:country="UA" style:font-size-asian="12pt" style:font-size-complex="12pt"/>
    </style:style>
    <style:style style:name="T12" style:family="text">
      <style:text-properties fo:font-size="12pt" fo:language="uk" fo:country="UA" fo:font-style="italic" style:font-size-asian="12pt" style:font-style-asian="italic" style:font-size-complex="12pt" style:font-style-complex="italic"/>
    </style:style>
    <style:style style:name="T13" style:family="text">
      <style:text-properties fo:font-style="italic" style:font-style-asian="italic" style:font-style-complex="italic"/>
    </style:style>
    <style:style style:name="T14" style:family="text">
      <style:text-properties fo:language="ru" fo:country="RU" fo:font-style="italic" style:font-style-asian="italic" style:font-style-complex="italic"/>
    </style:style>
    <style:style style:name="T15" style:family="text">
      <style:text-properties fo:font-weight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/>
      <text:p text:style-name="P7"/>
      <text:p text:style-name="P7"/>
      <text:p text:style-name="P7"/>
      <text:p text:style-name="P9"><text:span text:style-name="T1">ЛАБОРАТОРНА РОБОТА </text:span><text:span text:style-name="T2">#7</text:span></text:p>
      <text:p text:style-name="P8">З дисципліни «<text:span text:style-name="T5">Функціональне програмування</text:span>»</text:p>
      <text:p text:style-name="P8">На тему: «<text:span text:style-name="T5">Створення бази даних</text:span>»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text:span text:style-name="Emphasis"><text:span text:style-name="T4">Виконав</text:span></text:span></text:p>
            <text:p text:style-name="P4"><text:span text:style-name="Emphasis"><text:span text:style-name="T3">Студент групи КВ-21<text:line-break/>Бондарчук М.Ю.</text:span></text:span></text:p>
            <text:p text:style-name="P5"><text:span text:style-name="Emphasis"><text:span text:style-name="T3">_______________________</text:span></text:span></text:p>
            <text:p text:style-name="P4"><text:span text:style-name="Emphasis"><text:span text:style-name="T3">_______________________</text:span></text:span></text:p>
          </table:table-cell>
          <table:table-cell table:style-name="Table1.A1" office:value-type="string">
            <text:p text:style-name="P4"><text:span text:style-name="Emphasis"><text:span text:style-name="T4">Прийняла</text:span></text:span></text:p>
            <text:p text:style-name="P4"><text:span text:style-name="Emphasis"><text:span text:style-name="T3">Доцент кафедри СПіСКС</text:span></text:span></text:p>
            <text:p text:style-name="P4"><text:span text:style-name="Emphasis"><text:span text:style-name="T3">Бояринова Ю.Є.</text:span></text:span></text:p>
            <text:p text:style-name="P5"><text:span text:style-name="Emphasis"><text:span text:style-name="T3">_______________________</text:span></text:span></text:p>
            <text:p text:style-name="P5"><text:span text:style-name="Emphasis"><text:span text:style-name="T3">_______________________</text:span></text:span></text:p>
          </table:table-cell>
        </table:table-row>
      </table:table>
      <text:h text:style-name="Large_20_titles" text:outline-level="2"><text:soft-page-break/>ЗАВДАННЯ</text:h>
      <text:p text:style-name="Simple_20_text"><text:span text:style-name="T10">Написати </text:span><text:span text:style-name="T11">програму</text:span><text:span text:style-name="T10"> “Рейтингу фільмів” (назва, режисер, рік виходу на екран, рейтинг) </text:span><text:span text:style-name="T11">меню програми повинно включати наступні команди</text:span><text:span text:style-name="T10">:</text:span></text:p>
      <text:p text:style-name="Simple_20_text"><text:span text:style-name="T7">List</text:span><text:span text:style-name="T9"> </text:span><text:span text:style-name="T7">all</text:span><text:span text:style-name="T9"><text:tab/><text:tab/><text:tab/><text:tab/>% Вивести усі фільми</text:span></text:p>
      <text:p text:style-name="Simple_20_text"><text:span text:style-name="T7">Add</text:span><text:span text:style-name="T9"> </text:span><text:span text:style-name="T7">new</text:span><text:span text:style-name="T9"><text:tab/><text:tab/><text:tab/><text:tab/>%Додати новий фільм</text:span></text:p>
      <text:p text:style-name="Simple_20_text"><text:span text:style-name="T7">Delete</text:span><text:span text:style-name="T9"> </text:span><text:span text:style-name="T7">film</text:span><text:span text:style-name="T9"><text:tab/><text:tab/><text:tab/><text:tab/>%</text:span><text:span text:style-name="T12">Видалити </text:span><text:span text:style-name="T9"><text:s/></text:span><text:span text:style-name="T12">фільм</text:span></text:p>
      <text:p text:style-name="Simple_20_text"><text:span text:style-name="T13">List</text:span><text:span text:style-name="T14"> </text:span><text:span text:style-name="T13">film</text:span><text:span text:style-name="T14"> </text:span><text:span text:style-name="T13">by</text:span><text:span text:style-name="T14"> </text:span><text:span text:style-name="T13">name</text:span><text:span text:style-name="T14"> </text:span><text:span text:style-name="T13">mask</text:span><text:span text:style-name="T14"><text:tab/><text:tab/><text:tab/>%В</text:span><text:span text:style-name="T6">ивести список фільмів </text:span><text:span text:style-name="T14"><text:s/>по </text:span></text:p>
      <text:p text:style-name="P18"><text:tab/><text:tab/><text:tab/><text:tab/>%шаблону імені</text:p>
      <text:p text:style-name="Simple_20_text"><text:span text:style-name="T7">Find</text:span><text:span text:style-name="T9"> </text:span><text:span text:style-name="T7">by</text:span><text:span text:style-name="T9"> </text:span><text:span text:style-name="T7">name</text:span><text:span text:style-name="T9"> </text:span><text:span text:style-name="T7">film</text:span><text:span text:style-name="T9"><text:tab/><text:tab/><text:tab/><text:tab/>%Знайти по назві</text:span></text:p>
      <text:p text:style-name="Simple_20_text"><text:span text:style-name="T7">Find</text:span><text:span text:style-name="T9"> </text:span><text:span text:style-name="T7">by</text:span><text:span text:style-name="T9"> </text:span><text:span text:style-name="T7">name</text:span><text:span text:style-name="T9"> </text:span><text:span text:style-name="T7">producer</text:span><text:span text:style-name="T9"><text:tab/><text:tab/><text:tab/><text:tab/>%Знайти по <text:s/>імені режисера</text:span></text:p>
      <text:p text:style-name="Simple_20_text"><text:span text:style-name="T7">Find</text:span><text:span text:style-name="T8"> </text:span><text:span text:style-name="T7">by</text:span><text:span text:style-name="T8"> </text:span><text:span text:style-name="T7">rating</text:span><text:span text:style-name="T8"> <text:tab/><text:tab/><text:tab/></text:span><text:span text:style-name="T7"><text:tab/></text:span><text:span text:style-name="T8">%</text:span><text:span text:style-name="T9">Знайти</text:span><text:span text:style-name="T8"> </text:span><text:span text:style-name="T9">по</text:span><text:span text:style-name="T8"> </text:span><text:span text:style-name="T9">рейтингу</text:span></text:p>
      <text:p text:style-name="P19"/>
      <text:p text:style-name="P19">Примітка. Шаблон імені припускає наявність одного метасимволу *, який замінює будь-яку, в тому числі і порожню, послідовність символів. </text:p>
      <text:p text:style-name="P19">Наприклад, </text:p>
      <text:p text:style-name="P20">B*, B*h, B*ush <text:s/>==&gt; Bush</text:p>
      <text:p text:style-name="P13"/>
      <text:h text:style-name="P10" text:outline-level="2">КОД ПРОГРАМИ</text:h>
      <text:p text:style-name="P14">main.py</text:p>
      <text:p text:style-name="P17"><text:span text:style-name="T15">from </text:span>work_with_file <text:span text:style-name="T15">import </text:span>*</text:p>
      <text:p text:style-name="P17"><text:span text:style-name="T15">from </text:span>list <text:span text:style-name="T15">import </text:span>*</text:p>
      <text:p text:style-name="P17"><text:span text:style-name="T15">from </text:span>find <text:span text:style-name="T15">import </text:span>*</text:p>
      <text:p text:style-name="P17"><text:span text:style-name="T15">from </text:span>edit <text:span text:style-name="T15">import </text:span>*</text:p>
      <text:p text:style-name="P17">__author__ = 'Maxim'</text:p>
      <text:p text:style-name="P17"><text:span text:style-name="T15">def </text:span><text:span text:style-name="T15">menu</text:span>():</text:p>
      <text:p text:style-name="P17"><text:s text:c="4"/>database = get_database()</text:p>
      <text:p text:style-name="P17"><text:s text:c="4"/>work = <text:span text:style-name="T15">True</text:span></text:p>
      <text:p text:style-name="P17"><text:s text:c="4"/><text:span text:style-name="T15">while </text:span>work:</text:p>
      <text:p text:style-name="P17"><text:s text:c="8"/>choise = input('\nEnter number:\n'</text:p>
      <text:p text:style-name="P17"><text:s text:c="23"/>'1. List all\n'</text:p>
      <text:p text:style-name="P17"><text:s text:c="23"/>'2. Add new\n'</text:p>
      <text:p text:style-name="P17"><text:s text:c="23"/>'3. Delete film\n'</text:p>
      <text:p text:style-name="P17"><text:s text:c="23"/>'4. List film by name mask\n'</text:p>
      <text:p text:style-name="P17"><text:s text:c="23"/>'5. Find by name film\n'</text:p>
      <text:p text:style-name="P17"><text:s text:c="23"/>'6. Find film by name producer\n'</text:p>
      <text:p text:style-name="P17"><text:s text:c="23"/>'7. Find film by rating\n'</text:p>
      <text:p text:style-name="P17"><text:s text:c="23"/>'8. Exit\n')</text:p>
      <text:p text:style-name="P17"><text:s text:c="8"/><text:span text:style-name="T15">if </text:span>choise == '1':</text:p>
      <text:p text:style-name="P17"><text:s text:c="12"/>list_all(database)</text:p>
      <text:p text:style-name="P17"><text:s text:c="8"/><text:span text:style-name="T15">elif </text:span>choise == '2':</text:p>
      <text:p text:style-name="P17"><text:s text:c="12"/>name = input("\nEnter movie name\n")</text:p>
      <text:p text:style-name="P17"><text:s text:c="12"/>director = input("\nEnter director name\n")</text:p>
      <text:p text:style-name="P17"><text:soft-page-break/><text:s text:c="12"/><text:span text:style-name="T15">try</text:span>:</text:p>
      <text:p text:style-name="P17"><text:s text:c="16"/>year = int(input("\nEnter movie release year\n"))</text:p>
      <text:p text:style-name="P17"><text:s text:c="12"/><text:span text:style-name="T15">except </text:span>ValueError:</text:p>
      <text:p text:style-name="P17"><text:s text:c="16"/>print('Year must be integer')</text:p>
      <text:p text:style-name="P17"><text:s text:c="16"/><text:span text:style-name="T15">continue</text:span></text:p>
      <text:p text:style-name="P17"><text:s text:c="12"/><text:span text:style-name="T15">try</text:span>:</text:p>
      <text:p text:style-name="P17"><text:s text:c="16"/>rating = float(input("\nEnter movie rating\n"))</text:p>
      <text:p text:style-name="P17"><text:s text:c="12"/><text:span text:style-name="T15">except </text:span>ValueError:</text:p>
      <text:p text:style-name="P17"><text:s text:c="16"/>print('Rating must be float')</text:p>
      <text:p text:style-name="P17"><text:s text:c="16"/><text:span text:style-name="T15">continue</text:span></text:p>
      <text:p text:style-name="P17"><text:s text:c="12"/><text:span text:style-name="T15">if </text:span>name <text:span text:style-name="T15">and </text:span>director:</text:p>
      <text:p text:style-name="P17"><text:s text:c="16"/>add(database, name, director, year, rating)</text:p>
      <text:p text:style-name="P17"><text:s text:c="16"/>print('Added\n')</text:p>
      <text:p text:style-name="P17"><text:s text:c="12"/><text:span text:style-name="T15">else</text:span>:</text:p>
      <text:p text:style-name="P17"><text:s text:c="16"/>print('Next time enter all fields\n')</text:p>
      <text:p text:style-name="P17"><text:s text:c="8"/><text:span text:style-name="T15">elif </text:span>choise == '3':</text:p>
      <text:p text:style-name="P17"><text:s text:c="12"/>name = input("\nEnter movie name\n")</text:p>
      <text:p text:style-name="P17"><text:s text:c="12"/>was = <text:span text:style-name="T15">False</text:span></text:p>
      <text:p text:style-name="P17"><text:s text:c="12"/><text:span text:style-name="T15">if </text:span>find_by_name(database, 'name', name):</text:p>
      <text:p text:style-name="P17"><text:s text:c="16"/>print('Deleted\n')</text:p>
      <text:p text:style-name="P17"><text:s text:c="12"/><text:span text:style-name="T15">else</text:span>:</text:p>
      <text:p text:style-name="P17"><text:s text:c="16"/>print('No with this name\n')</text:p>
      <text:p text:style-name="P17"><text:s text:c="12"/>delete(database, name)</text:p>
      <text:p text:style-name="P17"><text:s text:c="8"/><text:span text:style-name="T15">elif </text:span>choise == '4':</text:p>
      <text:p text:style-name="P17"><text:s text:c="12"/>mask = input("\nEnter name mask\n")</text:p>
      <text:p text:style-name="P17"><text:s text:c="12"/>movies = list_film_by_mask(database, mask)</text:p>
      <text:p text:style-name="P17"><text:s text:c="12"/><text:span text:style-name="T15">for </text:span>movie <text:span text:style-name="T15">in </text:span>movies:</text:p>
      <text:p text:style-name="P17"><text:s text:c="16"/>print(movie)</text:p>
      <text:p text:style-name="P17"><text:s text:c="12"/><text:span text:style-name="T15">if not </text:span>movies:</text:p>
      <text:p text:style-name="P17"><text:s text:c="16"/>print('No with this mask\n')</text:p>
      <text:p text:style-name="P17"><text:s text:c="8"/><text:span text:style-name="T15">elif </text:span>choise == '5':</text:p>
      <text:p text:style-name="P17"><text:s text:c="12"/>name = input("\nEnter movie name\n")</text:p>
      <text:p text:style-name="P17"><text:s text:c="12"/>movies = find_by_name(database, 'name', name)</text:p>
      <text:p text:style-name="P17"><text:s text:c="12"/><text:span text:style-name="T15">for </text:span>movie <text:span text:style-name="T15">in </text:span>movies:</text:p>
      <text:p text:style-name="P17"><text:s text:c="16"/>print(movie)</text:p>
      <text:p text:style-name="P17"><text:s text:c="12"/><text:span text:style-name="T15">if not </text:span>movies:</text:p>
      <text:p text:style-name="P17"><text:s text:c="16"/>print('No with this name\n')</text:p>
      <text:p text:style-name="P17"><text:s text:c="8"/><text:span text:style-name="T15">elif </text:span>choise == '6':</text:p>
      <text:p text:style-name="P17"><text:s text:c="12"/>director = input("\nEnter producers` name\n")</text:p>
      <text:p text:style-name="P17"><text:s text:c="12"/>movies = find_by_name(database, 'director', director)</text:p>
      <text:p text:style-name="P17"><text:s text:c="12"/><text:span text:style-name="T15">for </text:span>movie <text:span text:style-name="T15">in </text:span>movies:</text:p>
      <text:p text:style-name="P17"><text:s text:c="16"/>print(movie)</text:p>
      <text:p text:style-name="P17"><text:s text:c="12"/><text:span text:style-name="T15">if not </text:span>movies:</text:p>
      <text:p text:style-name="P17"><text:s text:c="16"/>print('No with this name\n')</text:p>
      <text:p text:style-name="P17"><text:s text:c="8"/><text:span text:style-name="T15">elif </text:span>choise == '7':</text:p>
      <text:p text:style-name="P17"><text:s text:c="12"/><text:span text:style-name="T15">try</text:span>:</text:p>
      <text:p text:style-name="P17"><text:s text:c="16"/>rating = float(input("\nEnter movie rating\n"))</text:p>
      <text:p text:style-name="P17"><text:s text:c="12"/><text:span text:style-name="T15">except </text:span>ValueError:</text:p>
      <text:p text:style-name="P17"><text:s text:c="16"/>print('Rating must be float')</text:p>
      <text:p text:style-name="P17"><text:s text:c="16"/><text:span text:style-name="T15">continue</text:span></text:p>
      <text:p text:style-name="P17"><text:s text:c="12"/>movies = find_by_name(database, 'rating', rating)</text:p>
      <text:p text:style-name="P17"><text:s text:c="12"/><text:span text:style-name="T15">for </text:span>movie <text:span text:style-name="T15">in </text:span>movies:</text:p>
      <text:p text:style-name="P17"><text:s text:c="16"/>print(movie)</text:p>
      <text:p text:style-name="P17"><text:s text:c="12"/><text:span text:style-name="T15">if not </text:span>movies:</text:p>
      <text:p text:style-name="P17"><text:s text:c="16"/>print('No with this name\n')</text:p>
      <text:p text:style-name="P17"><text:s text:c="8"/><text:span text:style-name="T15">elif </text:span>choise == '8' <text:span text:style-name="T15">or </text:span>choise == 'exit':</text:p>
      <text:p text:style-name="P17"><text:s text:c="12"/><text:span text:style-name="T15">break</text:span></text:p>
      <text:p text:style-name="P17"><text:s text:c="4"/>push_database(database)</text:p>
      <text:p text:style-name="P17">menu()</text:p>
      <text:p text:style-name="P17"/>
      <text:p text:style-name="P14"/>
      <text:p text:style-name="P14">edit.py</text:p>
      <text:p text:style-name="P17">__author__ = 'Maxim'</text:p>
      <text:p text:style-name="P17"># Adds movie to database. Data inputted from terminal</text:p>
      <text:p text:style-name="P17"><text:soft-page-break/><text:span text:style-name="T15">def </text:span><text:span text:style-name="T15">add</text:span>(database, name, director, year, rating):</text:p>
      <text:p text:style-name="P17"><text:s text:c="4"/>database.append({'name': name, 'director': director,</text:p>
      <text:p text:style-name="P17"><text:s text:c="21"/>'year': year, 'rating': rating})</text:p>
      <text:p text:style-name="P17"># Deletes movie with name == name from database</text:p>
      <text:p text:style-name="P17"><text:span text:style-name="T15">def </text:span><text:span text:style-name="T15">delete</text:span>(database, name):</text:p>
      <text:p text:style-name="P17"><text:s text:c="4"/><text:span text:style-name="T15">for </text:span>movie <text:span text:style-name="T15">in </text:span>database:</text:p>
      <text:p text:style-name="P17"><text:s text:c="8"/><text:span text:style-name="T15">if </text:span>movie['name'] == name:</text:p>
      <text:p text:style-name="P17"><text:s text:c="12"/>database.remove(movie)</text:p>
      <text:p text:style-name="P14"/>
      <text:p text:style-name="P14">find.py</text:p>
      <text:p text:style-name="P16">__author__ = 'Maxim'</text:p>
      <text:p text:style-name="P16"># Finds movies in which field is equal to name</text:p>
      <text:p text:style-name="P16"><text:span text:style-name="T15">def </text:span><text:span text:style-name="T15">find_by_name</text:span>(database, field, name):</text:p>
      <text:p text:style-name="P16"><text:s text:c="4"/>ret_list = []</text:p>
      <text:p text:style-name="P16"><text:s text:c="4"/><text:span text:style-name="T15">for </text:span>movie <text:span text:style-name="T15">in </text:span>database:</text:p>
      <text:p text:style-name="P16"><text:s text:c="8"/><text:span text:style-name="T15">if </text:span>movie[field] == name:</text:p>
      <text:p text:style-name="P16"><text:s text:c="12"/>ret_list.append(movie)</text:p>
      <text:p text:style-name="P15"><text:s text:c="4"/><text:span text:style-name="T15">return </text:span>ret_list</text:p>
      <text:p text:style-name="P14">list.py</text:p>
      <text:p text:style-name="P15">__author__ = 'Maxim'</text:p>
      <text:p text:style-name="P16"># Prints all movies</text:p>
      <text:p text:style-name="P16"><text:span text:style-name="T15">def </text:span><text:span text:style-name="T15">list_all</text:span>(database):</text:p>
      <text:p text:style-name="P16"><text:s text:c="4"/><text:span text:style-name="T15">for </text:span>i <text:span text:style-name="T15">in </text:span>database:</text:p>
      <text:p text:style-name="P16"><text:s text:c="8"/>print(i)</text:p>
      <text:p text:style-name="P16"># Prints all movies with mask in name</text:p>
      <text:p text:style-name="P16"><text:span text:style-name="T15">def </text:span><text:span text:style-name="T15">list_film_by_mask</text:span>(database, mask):</text:p>
      <text:p text:style-name="P16"><text:s text:c="4"/># Delete adjacent '*'</text:p>
      <text:p text:style-name="P16"><text:s text:c="4"/>idx = 0</text:p>
      <text:p text:style-name="P16"><text:s text:c="4"/>new_mask = ''</text:p>
      <text:p text:style-name="P16"><text:s text:c="4"/>was_star = <text:span text:style-name="T15">False</text:span></text:p>
      <text:p text:style-name="P16"><text:s text:c="4"/><text:span text:style-name="T15">while </text:span>idx &lt; len(mask):</text:p>
      <text:p text:style-name="P16"><text:s text:c="8"/><text:span text:style-name="T15">if </text:span>mask[idx] == '*':</text:p>
      <text:p text:style-name="P16"><text:s text:c="12"/><text:span text:style-name="T15">if not </text:span>was_star:</text:p>
      <text:p text:style-name="P16"><text:s text:c="16"/>new_mask += mask[idx]</text:p>
      <text:p text:style-name="P16"><text:s text:c="8"/><text:span text:style-name="T15">else</text:span>:</text:p>
      <text:p text:style-name="P16"><text:s text:c="12"/>new_mask += mask[idx]</text:p>
      <text:p text:style-name="P16"><text:s text:c="8"/><text:span text:style-name="T15">if </text:span>mask[idx] == '*':</text:p>
      <text:p text:style-name="P16"><text:s text:c="12"/>was_star = <text:span text:style-name="T15">True</text:span></text:p>
      <text:p text:style-name="P16"><text:s text:c="8"/><text:span text:style-name="T15">else</text:span>:</text:p>
      <text:p text:style-name="P16"><text:s text:c="12"/>was_star = <text:span text:style-name="T15">False</text:span></text:p>
      <text:p text:style-name="P16"><text:s text:c="8"/>idx += 1</text:p>
      <text:p text:style-name="P16"><text:s text:c="4"/>mask = new_mask</text:p>
      <text:p text:style-name="P16"><text:s text:c="4"/>ret_list = []</text:p>
      <text:p text:style-name="P16"><text:s text:c="4"/><text:span text:style-name="T15">for </text:span>movie <text:span text:style-name="T15">in </text:span>database:</text:p>
      <text:p text:style-name="P16"><text:s text:c="8"/>i = 0</text:p>
      <text:p text:style-name="P16"><text:s text:c="8"/>j = 0</text:p>
      <text:p text:style-name="P16"><text:s text:c="8"/>rollback_i = 0</text:p>
      <text:p text:style-name="P16"><text:s text:c="8"/>rollback_j = 0</text:p>
      <text:p text:style-name="P16"><text:s text:c="8"/>need_rollback = <text:span text:style-name="T15">False</text:span></text:p>
      <text:p text:style-name="P16"><text:s text:c="8"/><text:span text:style-name="T15">while </text:span>i &lt; len(movie['name']):</text:p>
      <text:p text:style-name="P16"><text:s text:c="12"/><text:span text:style-name="T15">if </text:span>mask[j] == '*':</text:p>
      <text:p text:style-name="P16"><text:s text:c="16"/><text:span text:style-name="T15">if </text:span>j &lt; len(mask) - 1 <text:span text:style-name="T15">and </text:span>movie['name'][i] == mask[j + 1]:</text:p>
      <text:p text:style-name="P16"><text:s text:c="20"/>rollback_i = i</text:p>
      <text:p text:style-name="P16"><text:s text:c="20"/>rollback_j = j</text:p>
      <text:p text:style-name="P16"><text:s text:c="20"/>need_rollback = <text:span text:style-name="T15">True</text:span></text:p>
      <text:p text:style-name="P16"><text:s text:c="20"/>j += 1</text:p>
      <text:p text:style-name="P16"><text:s text:c="20"/><text:span text:style-name="T15">continue</text:span></text:p>
      <text:p text:style-name="P16"><text:soft-page-break/><text:s text:c="16"/><text:span text:style-name="T15">else</text:span>:</text:p>
      <text:p text:style-name="P16"><text:s text:c="20"/>i += 1</text:p>
      <text:p text:style-name="P16"><text:s text:c="12"/><text:span text:style-name="T15">elif </text:span>movie['name'][i] == mask[j]:</text:p>
      <text:p text:style-name="P16"><text:s text:c="16"/>j += 1</text:p>
      <text:p text:style-name="P16"><text:s text:c="16"/>i += 1</text:p>
      <text:p text:style-name="P16"><text:s text:c="12"/><text:span text:style-name="T15">else</text:span>:</text:p>
      <text:p text:style-name="P16"><text:s text:c="16"/><text:span text:style-name="T15">if </text:span>need_rollback:</text:p>
      <text:p text:style-name="P16"><text:s text:c="20"/>i = rollback_i + 1</text:p>
      <text:p text:style-name="P16"><text:s text:c="20"/>j = rollback_j</text:p>
      <text:p text:style-name="P16"><text:s text:c="20"/>need_rollback = <text:span text:style-name="T15">False</text:span></text:p>
      <text:p text:style-name="P16"><text:s text:c="20"/><text:span text:style-name="T15">continue</text:span></text:p>
      <text:p text:style-name="P16"><text:s text:c="16"/><text:span text:style-name="T15">break</text:span></text:p>
      <text:p text:style-name="P16"><text:s text:c="12"/><text:span text:style-name="T15">if </text:span>len(mask) &lt;= j:</text:p>
      <text:p text:style-name="P16"><text:s text:c="16"/><text:span text:style-name="T15">if </text:span>len(mask) - 1 &lt;= j <text:span text:style-name="T15">and </text:span>len(movie['name']) &lt;= i:</text:p>
      <text:p text:style-name="P16"><text:s text:c="20"/><text:span text:style-name="T15">break</text:span></text:p>
      <text:p text:style-name="P16"><text:s text:c="16"/><text:span text:style-name="T15">else</text:span>:</text:p>
      <text:p text:style-name="P16"><text:s text:c="20"/>i = rollback_i + 1</text:p>
      <text:p text:style-name="P16"><text:s text:c="20"/>j = rollback_j</text:p>
      <text:p text:style-name="P16"><text:s text:c="20"/>need_rollback = <text:span text:style-name="T15">False</text:span></text:p>
      <text:p text:style-name="P16"><text:s text:c="20"/><text:span text:style-name="T15">continue</text:span></text:p>
      <text:p text:style-name="P16"><text:s text:c="8"/><text:span text:style-name="T15">if </text:span>len(mask) - 1 &lt;= j <text:span text:style-name="T15">and </text:span>len(movie['name']) &lt;= i:</text:p>
      <text:p text:style-name="P16"><text:s text:c="12"/>ret_list.append(movie)</text:p>
      <text:p text:style-name="P15"><text:s text:c="4"/><text:span text:style-name="T15">return </text:span>ret_list</text:p>
      <text:p text:style-name="P15"/>
      <text:p text:style-name="P14">work_with_file.py</text:p>
      <text:p text:style-name="P15"><text:span text:style-name="T15">import </text:span>json</text:p>
      <text:p text:style-name="P16">__author__ = 'Maxim'</text:p>
      <text:p text:style-name="P16">filename = 'data.json'</text:p>
      <text:p text:style-name="P16"># Reads data from file. Returns database</text:p>
      <text:p text:style-name="P16"><text:span text:style-name="T15">def </text:span><text:span text:style-name="T15">get_database</text:span>():</text:p>
      <text:p text:style-name="P16"><text:s text:c="4"/>file = open(filename, 'r')</text:p>
      <text:p text:style-name="P16"><text:s text:c="4"/><text:span text:style-name="T15">return </text:span>json.load(file)</text:p>
      <text:p text:style-name="P16"># Writes data to file. Updates database</text:p>
      <text:p text:style-name="P16"><text:span text:style-name="T15">def </text:span><text:span text:style-name="T15">push_database</text:span>(database):</text:p>
      <text:p text:style-name="P16"><text:s text:c="4"/>file = open(filename, 'w')</text:p>
      <text:p text:style-name="P15"><text:s text:c="4"/>json.dump(database, file)</text:p>
      <text:h text:style-name="P11" text:outline-level="2"/>
      <text:h text:style-name="P12" text:outline-level="2">JSON-<text:span text:style-name="T5">ФАЙЛ БАЗИ ДАНИХ</text:span></text:h>
      <text:p text:style-name="P6">[</text:p>
      <text:p text:style-name="P16"><text:s text:c="2"/>{</text:p>
      <text:p text:style-name="P16"><text:s text:c="4"/>"rating": 9.3,</text:p>
      <text:p text:style-name="P16"><text:s text:c="4"/>"year": 1994,</text:p>
      <text:p text:style-name="P16"><text:s text:c="4"/>"name": "The Shawshank Redemption",</text:p>
      <text:p text:style-name="P16"><text:s text:c="4"/>"director": "Frank Darabont"</text:p>
      <text:p text:style-name="P16"><text:s text:c="2"/>},</text:p>
      <text:p text:style-name="P16"><text:s text:c="2"/>{</text:p>
      <text:p text:style-name="P16"><text:s text:c="4"/>"rating": 9.2,</text:p>
      <text:p text:style-name="P16"><text:s text:c="4"/>"year": 1972,</text:p>
      <text:p text:style-name="P16"><text:s text:c="4"/>"name": "The Godfather",</text:p>
      <text:p text:style-name="P16"><text:s text:c="4"/>"director": "Francis Ford Coppola"</text:p>
      <text:p text:style-name="P16"><text:s text:c="2"/>},</text:p>
      <text:p text:style-name="P16"><text:s text:c="2"/>{</text:p>
      <text:p text:style-name="P16"><text:soft-page-break/><text:s text:c="4"/>"rating": 8.9,</text:p>
      <text:p text:style-name="P16"><text:s text:c="4"/>"year": 1999,</text:p>
      <text:p text:style-name="P16"><text:s text:c="4"/>"name": "Fight Club",</text:p>
      <text:p text:style-name="P16"><text:s text:c="4"/>"director": "David Fincher"</text:p>
      <text:p text:style-name="P16"><text:s text:c="2"/>},</text:p>
      <text:p text:style-name="P16"><text:s text:c="2"/>{</text:p>
      <text:p text:style-name="P16"><text:s text:c="4"/>"rating": 8.8,</text:p>
      <text:p text:style-name="P16"><text:s text:c="4"/>"year": 2010,</text:p>
      <text:p text:style-name="P16"><text:s text:c="4"/>"name": "Inception",</text:p>
      <text:p text:style-name="P16"><text:s text:c="4"/>"director": "Christopher Nolan"</text:p>
      <text:p text:style-name="P16"><text:s text:c="2"/>},</text:p>
      <text:p text:style-name="P16"><text:s text:c="2"/>{</text:p>
      <text:p text:style-name="P16"><text:s text:c="4"/>"rating": 8.6,</text:p>
      <text:p text:style-name="P16"><text:s text:c="4"/>"year": 1998,</text:p>
      <text:p text:style-name="P16"><text:s text:c="4"/>"name": "Saving Private Ryan",</text:p>
      <text:p text:style-name="P16"><text:s text:c="4"/>"director": "Steven Spielberg"</text:p>
      <text:p text:style-name="P16"><text:s text:c="2"/>},</text:p>
      <text:p text:style-name="P16"><text:s text:c="2"/>{</text:p>
      <text:p text:style-name="P16"><text:s text:c="4"/>"rating": 8.6,</text:p>
      <text:p text:style-name="P16"><text:s text:c="4"/>"year": 2011,</text:p>
      <text:p text:style-name="P16"><text:s text:c="4"/>"name": "The Intouchables",</text:p>
      <text:p text:style-name="P16"><text:s text:c="4"/>"director": "Olivier Nakache"</text:p>
      <text:p text:style-name="P16"><text:s text:c="2"/>},</text:p>
      <text:p text:style-name="P16"><text:s text:c="2"/>{</text:p>
      <text:p text:style-name="P16"><text:s text:c="4"/>"rating": 8.5,</text:p>
      <text:p text:style-name="P16"><text:s text:c="4"/>"year": 1991,</text:p>
      <text:p text:style-name="P16"><text:s text:c="4"/>"name": "Terminator 2: Judgment Day",</text:p>
      <text:p text:style-name="P16"><text:s text:c="4"/>"director": "James Cameron"</text:p>
      <text:p text:style-name="P16"><text:s text:c="2"/>},</text:p>
      <text:p text:style-name="P16"><text:s text:c="2"/>{</text:p>
      <text:p text:style-name="P16"><text:s text:c="4"/>"rating": 8.5,</text:p>
      <text:p text:style-name="P16"><text:s text:c="4"/>"year": 1999,</text:p>
      <text:p text:style-name="P16"><text:s text:c="4"/>"name": "The Green Mile",</text:p>
      <text:p text:style-name="P16"><text:s text:c="4"/>"director": "Frank Darabont"</text:p>
      <text:p text:style-name="P16"><text:s text:c="2"/>},</text:p>
      <text:p text:style-name="P16"><text:s text:c="2"/>{</text:p>
      <text:p text:style-name="P16"><text:s text:c="4"/>"rating": 8.5,</text:p>
      <text:p text:style-name="P16"><text:s text:c="4"/>"year": 2000,</text:p>
      <text:p text:style-name="P16"><text:s text:c="4"/>"name": "Gladiator",</text:p>
      <text:p text:style-name="P16"><text:s text:c="4"/>"director": "Ridley Scott"</text:p>
      <text:p text:style-name="P16"><text:s text:c="2"/>},</text:p>
      <text:p text:style-name="P16"><text:s text:c="2"/>{</text:p>
      <text:p text:style-name="P16"><text:s text:c="4"/>"rating": 8.5,</text:p>
      <text:p text:style-name="P16"><text:s text:c="4"/>"year": 1985,</text:p>
      <text:p text:style-name="P16"><text:s text:c="4"/>"name": "Back to the Future",</text:p>
      <text:p text:style-name="P16"><text:s text:c="4"/>"director": "Robert Zemeckis"</text:p>
      <text:p text:style-name="P16"><text:s text:c="2"/>},</text:p>
      <text:p text:style-name="P16"><text:s text:c="2"/>{</text:p>
      <text:p text:style-name="P16"><text:s text:c="4"/>"rating": 8.5,</text:p>
      <text:p text:style-name="P16"><text:s text:c="4"/>"year": 2006,</text:p>
      <text:p text:style-name="P16"><text:s text:c="4"/>"name": "The Prestige",</text:p>
      <text:p text:style-name="P16"><text:s text:c="4"/>"director": "Christopher Nolan"</text:p>
      <text:p text:style-name="P16"><text:s text:c="2"/>},</text:p>
      <text:p text:style-name="P16"><text:s text:c="2"/>{</text:p>
      <text:p text:style-name="P16"><text:s text:c="4"/>"rating": 8.5,</text:p>
      <text:p text:style-name="P16"><text:s text:c="4"/>"year": 2012,</text:p>
      <text:p text:style-name="P16"><text:s text:c="4"/>"name": "Django Unchained",</text:p>
      <text:p text:style-name="P16"><text:s text:c="4"/>"director": "Quentin Tarantino"</text:p>
      <text:p text:style-name="P16"><text:s text:c="2"/>},</text:p>
      <text:p text:style-name="P16"><text:s text:c="2"/>{</text:p>
      <text:p text:style-name="P16"><text:s text:c="4"/>"rating": 8.5,</text:p>
      <text:p text:style-name="P16"><text:s text:c="4"/>"year": 2012,</text:p>
      <text:p text:style-name="P16"><text:s text:c="4"/>"name": "The Dark Knight Rises",</text:p>
      <text:p text:style-name="P16"><text:soft-page-break/><text:s text:c="4"/>"director": "Christopher Nolan"</text:p>
      <text:p text:style-name="P16"><text:s text:c="2"/>},</text:p>
      <text:p text:style-name="P16"><text:s text:c="2"/>{</text:p>
      <text:p text:style-name="P16"><text:s text:c="4"/>"rating": 8.4,</text:p>
      <text:p text:style-name="P16"><text:s text:c="4"/>"year": 1983,</text:p>
      <text:p text:style-name="P16"><text:s text:c="4"/>"name": "Star Wars: Episode VI - Return of the Jedi",</text:p>
      <text:p text:style-name="P16"><text:s text:c="4"/>"director": "Richard Marquand"</text:p>
      <text:p text:style-name="P16"><text:s text:c="2"/>},</text:p>
      <text:p text:style-name="P16"><text:s text:c="2"/>{</text:p>
      <text:p text:style-name="P16"><text:s text:c="4"/>"rating": 8.3,</text:p>
      <text:p text:style-name="P16"><text:s text:c="4"/>"year": 2009,</text:p>
      <text:p text:style-name="P16"><text:s text:c="4"/>"name": "Inglourious Basterds",</text:p>
      <text:p text:style-name="P16"><text:s text:c="4"/>"director": "Quentin Tarantino"</text:p>
      <text:p text:style-name="P16"><text:s text:c="2"/>}</text:p>
      <text:p text:style-name="P15">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urier New2" svg:font-family="'Courier New'"/>
    <style:font-face style:name="Mangal1" svg:font-family="Mangal"/>
    <style:font-face style:name="Consolas1" svg:font-family="Consolas" style:font-family-generic="modern" style:font-pitch="fixed"/>
    <style:font-face style:name="Courier New1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ndara" svg:font-family="Candar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onsolas2" svg:font-family="Consolas" style:font-family-generic="system" style:font-pitch="variable"/>
    <style:font-face style:name="Courier New3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uk" fo:country="UA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uk" fo:country="UA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423cm" fo:margin-bottom="0cm" fo:keep-together="always" fo:keep-with-next="always"/>
      <style:text-properties fo:color="#2e74b5" style:font-name="Calibri Light" fo:font-size="16pt" style:font-size-asian="16pt" style:font-size-complex="16pt"/>
    </style:style>
    <style:style style:name="Heading_20_4" style:display-name="Heading 4" style:family="paragraph" style:parent-style-name="Standard" style:next-style-name="Text_20_body" style:default-outline-level="4" style:list-style-name="Outline" style:class="text">
      <style:paragraph-properties fo:margin-left="0cm" fo:margin-right="0.353cm" fo:margin-top="0.176cm" fo:margin-bottom="0cm" fo:line-height="100%" fo:text-align="center" style:justify-single-word="false" fo:orphans="0" fo:widows="0" fo:text-indent="0cm" style:auto-text-indent="false" fo:keep-with-next="always"/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Head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cm" fo:margin-bottom="0cm" fo:line-height="100%" text:number-lines="false" text:line-number="0">
        <style:tab-stops>
          <style:tab-stop style:position="8.5cm" style:type="center"/>
          <style:tab-stop style:position="17.002cm" style:type="right"/>
        </style:tab-stops>
      </style:paragraph-properties>
    </style:style>
    <style:style style:name="Large_20_titles" style:display-name="Large titles" style:family="paragraph" style:default-outline-level="2" style:list-style-name="">
      <style:paragraph-properties fo:line-height="100%" fo:text-align="center" style:justify-single-word="false" fo:orphans="2" fo:widows="2" fo:padding-left="0cm" fo:padding-right="0cm" fo:padding-top="0cm" fo:padding-bottom="0.035cm" fo:border-left="none" fo:border-right="none" fo:border-top="none" fo:border-bottom="0.009cm solid #00000a" style:writing-mode="lr-tb">
        <style:tab-stops>
          <style:tab-stop style:position="5.318cm"/>
          <style:tab-stop style:position="8.364cm" style:type="center"/>
        </style:tab-stops>
      </style:paragraph-properties>
      <style:text-properties style:use-window-font-color="true" style:font-name="Times New Roman" fo:font-size="26pt" style:font-size-asian="26pt" style:language-asian="uk" style:country-asian="UA" style:font-name-complex="Times New Roman1" style:font-size-complex="26pt"/>
    </style:style>
    <style:style style:name="Tiny_20_titles" style:display-name="Tiny titles" style:family="paragraph" style:default-outline-level="" style:list-style-name="">
      <style:paragraph-properties fo:text-align="center" style:justify-single-word="false" fo:orphans="2" fo:widows="2" style:writing-mode="lr-tb"/>
      <style:text-properties style:use-window-font-color="true" style:font-name="Calibri Light" fo:font-size="18pt" style:font-size-asian="18pt" style:language-asian="uk" style:country-asian="UA" style:font-size-complex="18pt"/>
    </style:style>
    <style:style style:name="Simple_20_text" style:display-name="Simple text" style:family="paragraph" style:parent-style-name="Standard" style:default-outline-level="" style:list-style-name="">
      <style:paragraph-properties fo:margin-left="0cm" fo:margin-right="0cm" fo:text-align="justify" style:justify-single-word="false" fo:text-indent="1.251cm" style:auto-text-indent="false">
        <style:tab-stops>
          <style:tab-stop style:position="5.345cm"/>
        </style:tab-stops>
      </style:paragraph-properties>
      <style:text-properties style:font-name="Times New Roman" fo:font-size="14pt" style:font-size-asian="14pt" style:language-asian="uk" style:country-asian="UA" style:font-size-complex="18pt"/>
    </style:style>
    <style:style style:name="Comments" style:family="paragraph" style:parent-style-name="Standard" style:default-outline-level="" style:list-style-name="">
      <style:paragraph-properties fo:margin-top="0cm" fo:margin-bottom="0cm" fo:line-height="100%"/>
      <style:text-properties fo:color="#008000" style:font-name="Consolas" fo:font-size="10pt" style:font-size-asian="10pt" style:font-name-complex="Consolas2" style:font-size-complex="9.5pt"/>
    </style:style>
    <style:style style:name="Smallest_20_title" style:display-name="Smallest title" style:family="paragraph" style:default-outline-level="" style:list-style-name="">
      <style:paragraph-properties fo:margin-top="0.423cm" fo:margin-bottom="0.282cm" fo:text-align="center" style:justify-single-word="false" fo:orphans="2" fo:widows="2" style:writing-mode="lr-tb"/>
      <style:text-properties fo:color="#a5a5a5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" style:family="paragraph" style:parent-style-name="Large_20_titles" style:default-outline-level="" style:list-style-name=""/>
    <style:style style:name="annotation_20_text" style:display-name="annotation text" style:family="paragraph" style:parent-style-name="Standard" style:default-outline-level="" style:list-style-name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 style:list-style-name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 style:list-style-name="">
      <style:paragraph-properties fo:margin-top="0cm" fo:margin-bottom="0cm" fo:line-height="100%"/>
      <style:text-properties style:font-name="Segoe UI" fo:font-size="9pt" style:font-size-asian="9pt" style:font-name-complex="Segoe UI1" style:font-size-complex="9pt"/>
    </style:style>
    <style:style style:name="Contents_20_Heading" style:display-name="Contents Heading" style:family="paragraph" style:parent-style-name="Heading_20_1" style:default-outline-level="" style:list-style-name="" style:class="index">
      <style:paragraph-properties text:number-lines="false" text:line-number="0"/>
      <style:text-properties fo:font-size="16pt" fo:font-weight="bold" style:font-size-asian="16pt" style:language-asian="uk" style:country-asian="UA" style:font-weight-asian="bold" style:font-size-complex="16pt" style:font-weight-complex="bold"/>
    </style:style>
    <style:style style:name="endnote_20_text" style:display-name="end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footnote_20_text" style:display-name="footnote text" style:family="paragraph" style:parent-style-name="Standard" style:default-outline-level="" style:list-style-name="">
      <style:paragraph-properties fo:margin-top="0cm" fo:margin-bottom="0cm" fo:line-height="100%"/>
      <style:text-properties fo:font-size="10pt" style:font-size-asian="10pt" style:font-size-complex="10pt"/>
    </style:style>
    <style:style style:name="List_20_Paragraph" style:display-name="List Paragraph" style:family="paragraph" style:parent-style-name="Standard" style:default-outline-level="" style:list-style-name="">
      <style:paragraph-properties fo:margin-left="1.27cm" fo:margin-right="0cm" fo:text-indent="0cm" style:auto-text-indent="false"/>
    </style:style>
    <style:style style:name="Code" style:family="paragraph" style:parent-style-name="Preformatted_20_Text" style:default-outline-level="" style:list-style-name="" style:class="text">
      <style:paragraph-properties fo:margin-left="0cm" fo:margin-right="0cm" fo:margin-top="0cm" fo:margin-bottom="0cm" fo:line-height="100%" fo:text-indent="0cm" style:auto-text-indent="false" fo:background-color="transparent">
        <style:background-image/>
      </style:paragraph-properties>
      <style:text-properties fo:color="#000000" style:font-name="Consolas1" fo:font-size="9pt" fo:language="en" fo:country="US" fo:background-color="transparent" style:font-size-asian="9pt" style:font-name-complex="Consolas2" style:font-size-complex="9pt"/>
    </style:style>
    <style:style style:name="FR3" style:family="paragraph" style:default-outline-level="" style:list-style-name="">
      <style:paragraph-properties fo:margin-left="0cm" fo:margin-right="0cm" fo:margin-top="0cm" fo:margin-bottom="0cm" fo:line-height="175%" fo:orphans="0" fo:widows="0" fo:text-indent="0.776cm" style:auto-text-indent="false" style:writing-mode="lr-tb"/>
      <style:text-properties style:use-window-font-color="true" style:font-name="Times New Roman" fo:font-size="9pt" style:font-name-asian="Times New Roman1" style:font-size-asian="9pt" style:language-asian="ru" style:country-asian="RU" style:font-name-complex="Times New Roman1" style:font-size-complex="10pt"/>
    </style:style>
    <style:style style:name="Body_20_Text_20_Indent_20_3" style:display-name="Body Text Indent 3" style:family="paragraph" style:parent-style-name="Standard" style:default-outline-level="" style:list-style-name="">
      <style:paragraph-properties fo:margin-left="0cm" fo:margin-right="1.058cm" fo:margin-top="0.212cm" fo:margin-bottom="0cm" fo:line-height="166%" fo:text-align="justify" style:justify-single-word="false" fo:orphans="0" fo:widows="0" fo:text-indent="0.776cm" style:auto-text-indent="false"/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Normal_20__28_Web_29_" style:display-name="Normal (Web)" style:family="paragraph" style:parent-style-name="Standard" style:default-outline-level="" style:list-style-name="">
      <style:paragraph-properties fo:margin-top="0.176cm" fo:margin-bottom="0.176cm" fo:line-height="100%"/>
      <style:text-properties style:font-name="Times New Roman" fo:font-size="12pt" fo:language="en" fo:country="US" style:font-size-asian="12pt" style:font-name-complex="Times New Roman1" style:font-size-complex="12pt"/>
    </style:style>
    <style:style style:name="Little_20_title" style:display-name="Little title" style:family="paragraph" style:parent-style-name="Heading_20_4" style:default-outline-level="" style:list-style-name="">
      <style:paragraph-properties fo:margin-top="0.176cm" fo:margin-bottom="0.423cm"/>
      <style:text-properties style:font-name="Times New Roman" fo:font-size="16pt" fo:font-style="normal" fo:font-weight="bold" style:font-size-asian="16pt" style:font-style-asian="normal" style:font-weight-asian="bold"/>
    </style:style>
    <style:style style:name="Text" style:family="paragraph" style:parent-style-name="Standard" style:default-outline-level="" style:list-style-name="" style:class="extra">
      <style:paragraph-properties fo:margin-left="0cm" fo:margin-right="0cm" fo:text-indent="1.27cm" style:auto-text-indent="false"/>
      <style:text-properties style:font-name="Times New Roman" fo:font-size="14pt" style:font-size-asian="14pt" style:font-name-complex="Times New Roman1" style:font-size-complex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1" fo:font-size="10pt" style:font-name-asian="Courier New1" style:font-size-asian="10pt" style:font-name-complex="Courier New1" style:font-size-complex="10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Large_20_titles_20_Знак" style:display-name="Large titles Знак" style:family="text" style:parent-style-name="Default_20_Paragraph_20_Font">
      <style:text-properties style:font-name="Times New Roman" fo:font-size="26pt" style:font-size-asian="26pt" style:language-asian="uk" style:country-asian="UA" style:font-name-complex="Times New Roman1" style:font-size-complex="26pt"/>
    </style:style>
    <style:style style:name="Placeholder_20_Text" style:display-name="Placeholder Text" style:family="text" style:parent-style-name="Default_20_Paragraph_20_Font">
      <style:text-properties fo:color="#808080"/>
    </style:style>
    <style:style style:name="Tiny_20_titles_20_Знак" style:display-name="Tiny titles Знак" style:family="text" style:parent-style-name="Large_20_titles_20_Знак">
      <style:text-properties style:font-name="Calibri Light" fo:font-size="18pt" style:font-size-asian="18pt" style:language-asian="uk" style:country-asian="UA" style:font-name-complex="Courier New3" style:font-size-complex="18pt"/>
    </style:style>
    <style:style style:name="Simple_20_text_20_Знак" style:display-name="Simple text Знак" style:family="text" style:parent-style-name="Default_20_Paragraph_20_Font">
      <style:text-properties style:font-name="Times New Roman" fo:font-size="14pt" style:font-size-asian="14pt" style:language-asian="uk" style:country-asian="UA" style:font-size-complex="18pt"/>
    </style:style>
    <style:style style:name="Comments_20_Знак" style:display-name="Comments Знак" style:family="text" style:parent-style-name="Default_20_Paragraph_20_Font">
      <style:text-properties fo:color="#008000" style:font-name="Consolas" fo:font-size="10pt" style:font-size-asian="10pt" style:font-name-complex="Consolas2" style:font-size-complex="9.5pt"/>
    </style:style>
    <style:style style:name="Smallest_20_title_20_Знак" style:display-name="Smallest title Знак" style:family="text" style:parent-style-name="Tiny_20_titles_20_Знак">
      <style:text-properties fo:color="#a5a5a5" style:font-name="Calibri Light" fo:font-size="18pt" fo:font-style="italic" style:font-size-asian="18pt" style:language-asian="uk" style:country-asian="UA" style:font-style-asian="italic" style:font-name-complex="Courier New3" style:font-size-complex="18pt"/>
    </style:style>
    <style:style style:name="Стиль1_20_Знак" style:display-name="Стиль1 Знак" style:family="text" style:parent-style-name="Large_20_titles_20_Знак">
      <style:text-properties style:font-name="Candara" fo:font-size="24pt" style:font-size-asian="24pt" style:language-asian="uk" style:country-asian="UA" style:font-name-complex="Courier New3" style:font-size-complex="1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size="9pt" style:font-size-asian="9pt" style:font-name-complex="Segoe UI1" style:font-size-complex="9pt"/>
    </style:style>
    <style:style style:name="Heading_20_1_20_Char" style:display-name="Heading 1 Char" style:family="text" style:parent-style-name="Default_20_Paragraph_20_Font">
      <style:text-properties fo:color="#2e74b5" style:font-name="Calibri Light" fo:font-size="16pt" style:font-size-asian="16pt" style:font-size-complex="16pt"/>
    </style:style>
    <style:style style:name="Endnote_20_Text_20_Char" style:display-name="Endnote Text Char" style:family="text" style:parent-style-name="Default_20_Paragraph_20_Font">
      <style:text-properties fo:font-size="10pt" style:font-size-asian="10pt" style:font-size-complex="10pt"/>
    </style:style>
    <style:style style:name="endnote_20_reference" style:display-name="endnote reference" style:family="text" style:parent-style-name="Default_20_Paragraph_20_Font">
      <style:text-properties style:text-position="super 58%"/>
    </style:style>
    <style:style style:name="Footnote_20_Text_20_Char" style:display-name="Footnote Text Char" style:family="text" style:parent-style-name="Default_20_Paragraph_20_Font">
      <style:text-properties fo:font-size="10pt" style:font-size-asian="10pt" style:font-size-complex="10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Code_20_Знак" style:display-name="Code Знак" style:family="text" style:parent-style-name="Simple_20_text_20_Знак">
      <style:text-properties style:font-name="Consolas" fo:font-size="9.5pt" fo:language="en" fo:country="US" style:font-size-asian="9.5pt" style:language-asian="uk" style:country-asian="UA" style:font-name-complex="Consolas2" style:font-size-complex="9.5pt"/>
    </style:style>
    <style:style style:name="Body_20_Text_20_Indent_20_3_20_Char" style:display-name="Body Text Indent 3 Char" style:family="text" style:parent-style-name="Default_20_Paragraph_20_Font">
      <style:text-properties style:font-name="Arial1" fo:font-size="8pt" style:font-name-asian="Times New Roman1" style:font-size-asian="8pt" style:language-asian="ru" style:country-asian="RU" style:font-name-complex="Times New Roman1" style:font-size-complex="10pt"/>
    </style:style>
    <style:style style:name="page_20_number" style:display-name="page number" style:family="text" style:parent-style-name="Default_20_Paragraph_20_Font"/>
    <style:style style:name="Heading_20_4_20_Char" style:display-name="Heading 4 Char" style:family="text" style:parent-style-name="Default_20_Paragraph_20_Font">
      <style:text-properties style:font-name="Arial1" fo:font-size="14pt" fo:font-style="italic" style:font-name-asian="Times New Roman1" style:font-size-asian="14pt" style:language-asian="ru" style:country-asian="RU" style:font-style-asian="italic" style:font-name-complex="Times New Roman1" style:font-size-complex="10pt"/>
    </style:style>
    <style:style style:name="Little_20_title_20_Char" style:display-name="Little title Char" style:family="text" style:parent-style-name="Heading_20_4_20_Char">
      <style:text-properties style:font-name="Times New Roman" fo:font-size="16pt" fo:font-style="normal" fo:font-weight="bold" style:font-name-asian="Times New Roman1" style:font-size-asian="16pt" style:language-asian="ru" style:country-asian="RU" style:font-style-asian="normal" style:font-weight-asian="bold" style:font-name-complex="Times New Roman1" style:font-size-complex="10pt"/>
    </style:style>
    <style:style style:name="Text_20_Char" style:display-name="Text Char" style:family="text" style:parent-style-name="Default_20_Paragraph_20_Font">
      <style:text-properties style:font-name="Times New Roman" fo:font-size="14pt" style:font-size-asian="14pt" style:font-name-complex="Times New Roman1" style:font-size-complex="14pt"/>
    </style:style>
    <style:style style:name="ListLabel_20_1" style:display-name="ListLabel 1" style:family="text">
      <style:text-properties style:font-name-asian="Times New Roman1" style:font-name-complex="Times New Roman1"/>
    </style:style>
    <style:style style:name="ListLabel_20_2" style:display-name="ListLabel 2" style:family="text">
      <style:text-properties style:font-name-complex="Courier New3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Regular" style:font-family-generic="roman" style:font-pitch="variable" style:font-charset="x-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Regular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Standard">
      <style:paragraph-properties fo:margin-top="0cm" fo:margin-bottom="0cm"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MP3" style:family="paragraph" style:parent-style-name="Footer">
      <style:paragraph-properties fo:text-align="center" style:justify-single-word="false"/>
      <style:text-properties style:font-name="Times New Roman" fo:font-size="14pt" style:font-size-asian="14pt" style:font-name-complex="Times New Roman1" style:font-size-complex="13pt"/>
    </style:style>
    <style:page-layout style:name="Mpm1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229cm" fo:margin-left="0cm" fo:margin-right="0cm" fo:margin-top="0.12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004cm" fo:margin-bottom="2.004cm" fo:margin-left="2.004cm" fo:margin-right="2.004cm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229cm" fo:margin-left="0cm" fo:margin-right="0cm" fo:margin-bottom="0.129cm" style:dynamic-spacing="true"/>
      </style:header-style>
      <style:footer-style>
        <style:header-footer-properties fo:min-height="1.041cm" fo:margin-left="0cm" fo:margin-right="0cm" fo:margin-top="0.94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>
      <style:header>
        <text:p text:style-name="MP2">НАЦІОНАЛЬНИЙ ТЕХНІЧНИЙ УНІВЕРСИТЕТ УКРАЇНИ</text:p>
        <text:p text:style-name="MP2">«КИЇВСЬКИЙ ПОЛІТЕХНІЧНИЙ ІНСТИТУТ»</text:p>
        <text:p text:style-name="MP2">КАФЕДРА СИСТЕМНОГО ПРОГРАМУВАННЯ І СПЕЦІАЛІЗОВАНИХ<text:line-break/>КОМП’ЮТЕРНИХ СИСТЕМ</text:p>
      </style:header>
      <style:footer>
        <text:p text:style-name="MP3">КИЇВ – 2015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Максим Бондарчук</meta:initial-creator>
    <dc:creator>Maxin Bondarchuk</dc:creator>
    <meta:editing-cycles>44</meta:editing-cycles>
    <meta:print-date>2015-02-22T23:25:17.40</meta:print-date>
    <meta:creation-date>2014-11-11T10:32:00</meta:creation-date>
    <dc:date>2015-04-01T02:04:27.67</dc:date>
    <meta:editing-duration>PT8H6M24S</meta:editing-duration>
    <meta:generator>OpenOffice/4.1.1$Win32 OpenOffice.org_project/411m6$Build-9775</meta:generator>
    <meta:printed-by>Maxin Bondarchuk</meta:printed-by>
    <meta:document-statistic meta:table-count="1" meta:image-count="0" meta:object-count="0" meta:page-count="7" meta:paragraph-count="301" meta:word-count="931" meta:character-count="826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